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8pt" fo:font-weight="bold" officeooo:rsid="001e64a3" officeooo:paragraph-rsid="001e64a3" style:font-size-asian="15.75pt" style:font-weight-asian="bold" style:font-size-complex="18pt" style:font-weight-complex="bold"/>
    </style:style>
    <style:style style:name="P2" style:family="paragraph" style:parent-style-name="Standard">
      <style:paragraph-properties fo:text-align="start" style:justify-single-word="false"/>
      <style:text-properties style:font-name="Liberation Serif" fo:font-size="14pt" fo:font-weight="normal" officeooo:rsid="001e64a3" officeooo:paragraph-rsid="001e64a3"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style:font-name="Liberation Serif" fo:font-size="13pt" fo:font-weight="normal" officeooo:rsid="001e64a3" officeooo:paragraph-rsid="001e64a3"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style:font-name="Liberation Serif" fo:font-size="13pt" fo:font-style="italic" fo:font-weight="bold" officeooo:rsid="001e64a3" officeooo:paragraph-rsid="001e64a3" style:font-size-asian="11.3500003814697pt" style:font-style-asian="italic" style:font-weight-asian="bold" style:font-size-complex="13pt" style:font-style-complex="italic" style:font-weight-complex="bold"/>
    </style:style>
    <style:style style:name="P5" style:family="paragraph" style:parent-style-name="Standard">
      <style:paragraph-properties fo:text-align="start" style:justify-single-word="false"/>
      <style:text-properties style:font-name="Liberation Serif" fo:font-size="13pt" fo:font-style="italic" fo:font-weight="bold" officeooo:rsid="0020c1d0" officeooo:paragraph-rsid="0020c1d0" style:font-size-asian="11.3500003814697pt" style:font-style-asian="italic" style:font-weight-asian="bold" style:font-size-complex="13pt" style:font-style-complex="italic" style:font-weight-complex="bold"/>
    </style:style>
    <style:style style:name="P6" style:family="paragraph" style:parent-style-name="Standard">
      <style:paragraph-properties fo:text-align="start" style:justify-single-word="false"/>
      <style:text-properties style:font-name="Liberation Serif" fo:font-size="13pt" fo:font-style="italic" fo:font-weight="bold" officeooo:rsid="0022b65d" officeooo:paragraph-rsid="0022b65d" style:font-size-asian="11.3500003814697pt" style:font-style-asian="italic" style:font-weight-asian="bold" style:font-size-complex="13pt" style:font-style-complex="italic" style:font-weight-complex="bold"/>
    </style:style>
    <style:style style:name="P7" style:family="paragraph" style:parent-style-name="Standard">
      <style:paragraph-properties fo:text-align="start" style:justify-single-word="false"/>
      <style:text-properties style:font-name="Liberation Serif" fo:font-size="13pt" fo:font-style="normal" fo:font-weight="normal" officeooo:rsid="0020c1d0" officeooo:paragraph-rsid="001e64a3" style:font-size-asian="11.3500003814697pt" style:font-style-asian="normal" style:font-weight-asian="normal" style:font-size-complex="13pt" style:font-style-complex="normal" style:font-weight-complex="normal"/>
    </style:style>
    <style:style style:name="P8" style:family="paragraph" style:parent-style-name="Standard">
      <style:paragraph-properties fo:text-align="start" style:justify-single-word="false"/>
      <style:text-properties style:font-name="Liberation Serif" fo:font-size="13pt" fo:font-style="normal" fo:font-weight="normal" officeooo:rsid="0020c1d0" officeooo:paragraph-rsid="0020c1d0" style:font-size-asian="11.3500003814697pt" style:font-style-asian="normal" style:font-weight-asian="normal" style:font-size-complex="13pt" style:font-style-complex="normal" style:font-weight-complex="normal"/>
    </style:style>
    <style:style style:name="P9" style:family="paragraph" style:parent-style-name="Standard">
      <style:paragraph-properties fo:text-align="start" style:justify-single-word="false"/>
      <style:text-properties style:font-name="Liberation Serif" fo:font-size="13pt" fo:font-style="normal" fo:font-weight="normal" officeooo:rsid="001e64a3" officeooo:paragraph-rsid="001e64a3" style:font-size-asian="11.3500003814697pt" style:font-style-asian="normal" style:font-weight-asian="normal" style:font-size-complex="13pt" style:font-style-complex="normal" style:font-weight-complex="normal"/>
    </style:style>
    <style:style style:name="P10" style:family="paragraph" style:parent-style-name="Standard">
      <style:paragraph-properties fo:text-align="start" style:justify-single-word="false"/>
      <style:text-properties style:font-name="Liberation Serif" fo:font-size="13pt" fo:font-style="italic" fo:font-weight="bold" officeooo:rsid="0023d797" officeooo:paragraph-rsid="0023d797" style:font-size-asian="11.3500003814697pt" style:font-style-asian="italic" style:font-weight-asian="bold" style:font-size-complex="13pt" style:font-style-complex="italic" style:font-weight-complex="bold"/>
    </style:style>
    <style:style style:name="P11" style:family="paragraph" style:parent-style-name="Standard">
      <style:paragraph-properties fo:text-align="start" style:justify-single-word="false"/>
      <style:text-properties style:font-name="Liberation Serif" fo:font-size="13pt" fo:font-style="italic" fo:font-weight="bold" officeooo:rsid="001e64a3" officeooo:paragraph-rsid="001e64a3" style:font-size-asian="11.3500003814697pt" style:font-style-asian="italic" style:font-weight-asian="bold" style:font-size-complex="13pt" style:font-style-complex="italic" style:font-weight-complex="bold"/>
    </style:style>
    <style:style style:name="P12" style:family="paragraph" style:parent-style-name="Standard">
      <style:paragraph-properties fo:text-align="start" style:justify-single-word="false"/>
      <style:text-properties style:font-name="Liberation Serif" fo:font-size="13pt" fo:font-style="italic" fo:font-weight="bold" officeooo:rsid="00244542" officeooo:paragraph-rsid="00244542" style:font-size-asian="11.3500003814697pt" style:font-style-asian="italic" style:font-weight-asian="bold" style:font-size-complex="13pt"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1f1234" style:font-weight-asian="normal" style:font-weight-complex="normal"/>
    </style:style>
    <style:style style:name="T3" style:family="text">
      <style:text-properties fo:font-style="normal" officeooo:rsid="0020c1d0"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20c1d0" style:font-style-asian="normal" style:font-weight-asian="normal" style:font-style-complex="normal" style:font-weight-complex="normal"/>
    </style:style>
    <style:style style:name="T6" style:family="text">
      <style:text-properties fo:font-style="normal" fo:font-weight="normal" officeooo:rsid="001e64a3" style:font-style-asian="normal" style:font-weight-asian="normal" style:font-style-complex="normal" style:font-weight-complex="normal"/>
    </style:style>
    <style:style style:name="T7" style:family="text">
      <style:text-properties officeooo:rsid="0023d797"/>
    </style:style>
    <style:style style:name="T8" style:family="text">
      <style:text-properties officeooo:rsid="0024454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 – Errorcode Dokumentation</text:p>
      <text:p text:style-name="P1"/>
      <text:p text:style-name="P2"/>
      <text:p text:style-name="P3">Das eigentliche Eintragen in den Plan erfolgt über eine JavaScript-Ajax-Request, welcher von PlanController.php ausgeführt wird. Dieser gibt, je nach Eingabe und Ausgang der Validierung, verschiedene Codes zurück, welche wiederrum vom Plan-Script ausgewertet werden sollen, um dem Nutzer so Feedback über aufgetretene Fehler zu ermöglichen. Dies geschieht in Form von Fehlercodes, welche sich in der Ajax „response“ Variable befinden. Zur Dokumentation der einzelnen Fehlercodes und deren Bedeutung wurde dieses Dokument erstellt.</text:p>
      <text:p text:style-name="P3"/>
      <text:p text:style-name="P4">Fehlercodes <text:span text:style-name="T7">bei Userspalten</text:span>:</text:p>
      <text:p text:style-name="P4"/>
      <text:p text:style-name="P4">200 –<text:span text:style-name="T4"> </text:span><text:span text:style-name="T2">Eintragen hat funktioniert</text:span><text:span text:style-name="T4">: Die Eingabe wurde im korrekten Format abgeschickt, das Eintragen in die Datenbank hat problemlos funktioniert. Das JS-Script soll nun den Nutzer in die Tabelle eintragen und mit der CSS-Klasse „tdsuccesslink“ versehen. <text:s/></text:span><text:span text:style-name="T5">Dies gilt nur für das Eintragen von Diensten.</text:span></text:p>
      <text:p text:style-name="P7"/>
      <text:p text:style-name="P5">210 – <text:span text:style-name="T1">Austragen hat funktioniert: </text:span><text:span text:style-name="T4">Die Eingabe wurde im korrekten Format abgeschickt, das Austragen aus der Datenbank hat problemlos funktioniert. Das JS-Script soll nun den Dienst als leer markieren, d.h. die CSS-Klasse auf „tderrorlink“ setzen und den Usernamen aus dem Feld entfernen. Dies gilt nur für das Austragen von Diensten.</text:span></text:p>
      <text:p text:style-name="P8"/>
      <text:p text:style-name="P8"/>
      <text:p text:style-name="P6">510 – <text:span text:style-name="T1">Unbekannter Fehler beim Austragen</text:span></text:p>
      <text:p text:style-name="P9"/>
      <text:p text:style-name="P10">404</text:p>
      <text:p text:style-name="P4"/>
      <text:p text:style-name="P12">Fehlercodes bei Textspalten:</text:p>
      <text:p text:style-name="P12"/>
      <text:p text:style-name="P12">200 –<text:span text:style-name="T1"> Eintragen hat funktioniert: </text:span><text:span text:style-name="T6">Die Eingabe wurde im korrekten Format abgeschickt, das Eintragen in die Datenbank hat problemlos funktioniert. Das JS-Script soll nun den </text:span><text:span text:style-name="T4">Text</text:span><text:span text:style-name="T6"> in die Tabelle eintragen und mit der CSS-Klasse „tdsuccesslink“ versehen. <text:s/></text:span><text:span text:style-name="T5">Dies gilt nur für das Eintragen von Diensten.</text:span></text:p>
      <text:p text:style-name="P12"><text:span text:style-name="T5"/></text:p>
      <text:p text:style-name="P12">210 –<text:span text:style-name="T1"> Austragen hat funktioniert: </text:span><text:span text:style-name="T5">Die Eingabe wurde im korrekten Format abgeschickt, das Austragen aus der Datenbank hat problemlos funktioniert. Das JS-Script soll nun </text:span><text:span text:style-name="T4">das Textfeld</text:span><text:span text:style-name="T5"> als leer markieren, d.h. die CSS-Klasse auf „tderrorlink“ setzen und den </text:span><text:span text:style-name="T4">Text</text:span><text:span text:style-name="T5"> aus dem Feld entfernen. Dies gilt nur für das Austragen von Dienst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nes Gräger</meta:initial-creator>
    <meta:creation-date>2014-03-15T17:55:50.273383368</meta:creation-date>
    <dc:date>2014-03-21T09:16:24.209426918</dc:date>
    <dc:creator>Julius Brose</dc:creator>
    <meta:editing-duration>PT1H12M42S</meta:editing-duration>
    <meta:editing-cycles>6</meta:editing-cycles>
    <meta:generator>LibreOffice/4.1.3.2$Linux_X86_64 LibreOffice_project/70feb7d99726f064edab4605a8ab840c50ec57a</meta:generator>
    <meta:document-statistic meta:table-count="0" meta:image-count="0" meta:object-count="0" meta:page-count="1" meta:paragraph-count="10" meta:word-count="269" meta:character-count="1915" meta:non-whitespace-character-count="1648"/>
  </office:meta>
</office:document-meta>
</file>